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4000002242775F0E71C5A3E95.png" manifest:media-type="image/png"/>
  <manifest:file-entry manifest:full-path="Pictures/100002010000013D000000E61712A296D867F39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051cm" loext:contextual-spacing="false"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fo:letter-spacing="normal" fo:language="de" fo:country="DE" fo:font-style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1" text:anchor-type="paragraph" svg:width="16.194cm" svg:height="14.501cm" draw:z-index="0"><draw:image xlink:href="Pictures/1000020100000264000002242775F0E71C5A3E95.png" xlink:type="simple" xlink:show="embed" xlink:actuate="onLoad" loext:mime-type="image/png"/></draw:frame></text:p>
      <text:p text:style-name="P1"><text:span text:style-name="Absatz-Standardschriftart"><text:span text:style-name="T1">700000steps / 12453Episodes</text:span></text:span></text:p>
      <text:p text:style-name="Standard"/>
      <text:p text:style-name="Standard"><draw:frame draw:style-name="fr1" draw:name="Bild2" text:anchor-type="paragraph" svg:width="8.387cm" svg:height="6.085cm" draw:z-index="1"><draw:image xlink:href="Pictures/100002010000013D000000E61712A296D867F39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Absatz-Standardschriftar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4S</meta:editing-duration>
    <meta:editing-cycles>4</meta:editing-cycles>
    <meta:generator>LibreOffice/5.4.5.1$Windows_X86_64 LibreOffice_project/79c9829dd5d8054ec39a82dc51cd9eff340dbee8</meta:generator>
    <dc:date>2021-03-29T05:24:30.827000000</dc:date>
    <meta:document-statistic meta:table-count="0" meta:image-count="2" meta:object-count="0" meta:page-count="1" meta:paragraph-count="1" meta:word-count="3" meta:character-count="27" meta:non-whitespace-character-count="25"/>
    <meta:user-defined meta:name="Info 1"/>
    <meta:user-defined meta:name="Info 2"/>
    <meta:user-defined meta:name="Info 3"/>
    <meta:user-defined meta:name="Info 4"/>
  </office:meta>
</office:document-meta>
</file>